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23.64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log_4.log" table:style-name="ta1">
        <table:shapes>
          <draw:frame draw:z-index="0" draw:style-name="gr1" draw:text-style-name="P1" svg:width="159.99mm" svg:height="89.99mm" svg:x="82.88mm" svg:y="1mm">
            <loext:p draw:notify-on-update-of-ranges="'cameralog_4.log'.A1:'cameralog_4.log'.A1 'cameralog_4.log'.A2:'cameralog_4.log'.A1001 'cameralog_4.log'.B1:'cameralog_4.log'.B1 'cameralog_4.log'.B2:'cameralog_4.log'.B1001 'cameralog_4.log'.A1:'cameralog_4.log'.A1 'cameralog_4.log'.A2:'cameralog_4.log'.A1001 'cameralog_4.log'.C1:'cameralog_4.log'.C1 'cameralog_4.log'.C2:'cameralog_4.log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89805" calcext:value-type="float">
            <text:p>2,5898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57134" calcext:value-type="float">
            <text:p>2,8571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130669" calcext:value-type="float">
            <text:p>3,1306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441403" calcext:value-type="float">
            <text:p>3,44140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758335" calcext:value-type="float">
            <text:p>3,7583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118669" calcext:value-type="float">
            <text:p>4,1186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004997" calcext:value-type="float">
            <text:p>4,00499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295065" calcext:value-type="float">
            <text:p>4,2950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661597" calcext:value-type="float">
            <text:p>4,66159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301264" calcext:value-type="float">
            <text:p>4,3012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620265" calcext:value-type="float">
            <text:p>4,62026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972332" calcext:value-type="float">
            <text:p>4,9723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359531" calcext:value-type="float">
            <text:p>5,3595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686798" calcext:value-type="float">
            <text:p>5,6867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769463" calcext:value-type="float">
            <text:p>5,7694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032665" calcext:value-type="float">
            <text:p>6,0326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032665" calcext:value-type="float">
            <text:p>6,0326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007865" calcext:value-type="float">
            <text:p>6,0078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633066" calcext:value-type="float">
            <text:p>5,63306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964466" calcext:value-type="float">
            <text:p>5,96446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316533" calcext:value-type="float">
            <text:p>6,3165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011999" calcext:value-type="float">
            <text:p>6,0119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3124" calcext:value-type="float">
            <text:p>6,31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.324799" calcext:value-type="float">
            <text:p>6,32479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324799" calcext:value-type="float">
            <text:p>6,32479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670666" calcext:value-type="float">
            <text:p>6,67066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.372332" calcext:value-type="float">
            <text:p>6,3723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.376465" calcext:value-type="float">
            <text:p>6,3764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.399198" calcext:value-type="float">
            <text:p>6,3991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038865" calcext:value-type="float">
            <text:p>6,0388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.678532" calcext:value-type="float">
            <text:p>5,6785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.678532" calcext:value-type="float">
            <text:p>5,6785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.322332" calcext:value-type="float">
            <text:p>5,3223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.314065" calcext:value-type="float">
            <text:p>5,3140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.314065" calcext:value-type="float">
            <text:p>5,3140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.976465" calcext:value-type="float">
            <text:p>4,9764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.968198" calcext:value-type="float">
            <text:p>4,9681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.982665" calcext:value-type="float">
            <text:p>4,9826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.982665" calcext:value-type="float">
            <text:p>4,9826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982665" calcext:value-type="float">
            <text:p>4,9826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.982665" calcext:value-type="float">
            <text:p>4,9826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.982665" calcext:value-type="float">
            <text:p>4,9826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.026064" calcext:value-type="float">
            <text:p>5,0260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.682264" calcext:value-type="float">
            <text:p>4,6822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655398" calcext:value-type="float">
            <text:p>4,6553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.655398" calcext:value-type="float">
            <text:p>4,6553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.388068" calcext:value-type="float">
            <text:p>4,38806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.388068" calcext:value-type="float">
            <text:p>4,38806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.299202" calcext:value-type="float">
            <text:p>4,2992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25713" calcext:value-type="float">
            <text:p>4,257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.25713" calcext:value-type="float">
            <text:p>4,257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.538927" calcext:value-type="float">
            <text:p>4,5389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.828995" calcext:value-type="float">
            <text:p>4,82899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.922735" calcext:value-type="float">
            <text:p>4,9227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.922735" calcext:value-type="float">
            <text:p>4,9227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.922735" calcext:value-type="float">
            <text:p>4,9227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.922735" calcext:value-type="float">
            <text:p>4,9227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.583068" calcext:value-type="float">
            <text:p>4,58306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.583068" calcext:value-type="float">
            <text:p>4,58306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.583068" calcext:value-type="float">
            <text:p>4,58306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.583068" calcext:value-type="float">
            <text:p>4,58306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.583068" calcext:value-type="float">
            <text:p>4,58306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.935135" calcext:value-type="float">
            <text:p>4,9351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935135" calcext:value-type="float">
            <text:p>4,9351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935135" calcext:value-type="float">
            <text:p>4,9351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.902067" calcext:value-type="float">
            <text:p>4,9020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.902067" calcext:value-type="float">
            <text:p>4,9020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.902067" calcext:value-type="float">
            <text:p>4,9020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.902067" calcext:value-type="float">
            <text:p>4,9020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902067" calcext:value-type="float">
            <text:p>4,9020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.902067" calcext:value-type="float">
            <text:p>4,9020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.902067" calcext:value-type="float">
            <text:p>4,9020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.9" calcext:value-type="float">
            <text:p>4,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.67814" calcext:value-type="float">
            <text:p>4,678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.67814" calcext:value-type="float">
            <text:p>4,678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.67814" calcext:value-type="float">
            <text:p>4,678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.67814" calcext:value-type="float">
            <text:p>4,678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.67814" calcext:value-type="float">
            <text:p>4,678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.67814" calcext:value-type="float">
            <text:p>4,678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52447" calcext:value-type="float">
            <text:p>4,5244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.52447" calcext:value-type="float">
            <text:p>4,5244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.52447" calcext:value-type="float">
            <text:p>4,5244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.203403" calcext:value-type="float">
            <text:p>4,20340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.83687" calcext:value-type="float">
            <text:p>3,836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.87407" calcext:value-type="float">
            <text:p>3,874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.87407" calcext:value-type="float">
            <text:p>3,874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.048407" calcext:value-type="float">
            <text:p>4,0484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048407" calcext:value-type="float">
            <text:p>4,0484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.725275" calcext:value-type="float">
            <text:p>3,7252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.725275" calcext:value-type="float">
            <text:p>3,7252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.725275" calcext:value-type="float">
            <text:p>3,7252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.725275" calcext:value-type="float">
            <text:p>3,7252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.725275" calcext:value-type="float">
            <text:p>3,7252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.367006" calcext:value-type="float">
            <text:p>3,36700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.367006" calcext:value-type="float">
            <text:p>3,36700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.367006" calcext:value-type="float">
            <text:p>3,36700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.367006" calcext:value-type="float">
            <text:p>3,36700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.367006" calcext:value-type="float">
            <text:p>3,36700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.367006" calcext:value-type="float">
            <text:p>3,36700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367006" calcext:value-type="float">
            <text:p>3,36700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.367006" calcext:value-type="float">
            <text:p>3,36700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.089342" calcext:value-type="float">
            <text:p>3,0893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.344273" calcext:value-type="float">
            <text:p>3,3442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.344273" calcext:value-type="float">
            <text:p>3,3442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.344273" calcext:value-type="float">
            <text:p>3,3442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.273287" calcext:value-type="float">
            <text:p>3,2732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.273287" calcext:value-type="float">
            <text:p>3,2732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.273287" calcext:value-type="float">
            <text:p>3,2732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.273287" calcext:value-type="float">
            <text:p>3,2732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.273285" calcext:value-type="float">
            <text:p>3,2732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.273285" calcext:value-type="float">
            <text:p>3,2732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.273285" calcext:value-type="float">
            <text:p>3,2732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.273285" calcext:value-type="float">
            <text:p>3,2732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.273285" calcext:value-type="float">
            <text:p>3,2732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.273285" calcext:value-type="float">
            <text:p>3,2732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.273285" calcext:value-type="float">
            <text:p>3,2732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.273285" calcext:value-type="float">
            <text:p>3,2732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.028684" calcext:value-type="float">
            <text:p>3,028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.028684" calcext:value-type="float">
            <text:p>3,028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.028684" calcext:value-type="float">
            <text:p>3,028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.028684" calcext:value-type="float">
            <text:p>3,028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.693153" calcext:value-type="float">
            <text:p>2,6931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.693153" calcext:value-type="float">
            <text:p>2,6931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.693153" calcext:value-type="float">
            <text:p>2,6931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.693153" calcext:value-type="float">
            <text:p>2,6931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.693153" calcext:value-type="float">
            <text:p>2,6931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.693153" calcext:value-type="float">
            <text:p>2,6931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.693153" calcext:value-type="float">
            <text:p>2,6931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.693153" calcext:value-type="float">
            <text:p>2,6931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.782735" calcext:value-type="float">
            <text:p>2,7827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.76207" calcext:value-type="float">
            <text:p>2,762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.76207" calcext:value-type="float">
            <text:p>2,762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.76207" calcext:value-type="float">
            <text:p>2,762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.76207" calcext:value-type="float">
            <text:p>2,762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.633199" calcext:value-type="float">
            <text:p>2,6331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.633199" calcext:value-type="float">
            <text:p>2,6331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.633199" calcext:value-type="float">
            <text:p>2,6331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.633198" calcext:value-type="float">
            <text:p>2,6331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.276997" calcext:value-type="float">
            <text:p>2,2769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.276997" calcext:value-type="float">
            <text:p>2,2769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.364536" calcext:value-type="float">
            <text:p>2,3645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.364536" calcext:value-type="float">
            <text:p>2,3645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.364536" calcext:value-type="float">
            <text:p>2,3645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.364536" calcext:value-type="float">
            <text:p>2,3645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.364536" calcext:value-type="float">
            <text:p>2,3645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.364536" calcext:value-type="float">
            <text:p>2,3645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.252198" calcext:value-type="float">
            <text:p>2,2521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.252198" calcext:value-type="float">
            <text:p>2,2521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.252198" calcext:value-type="float">
            <text:p>2,2521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172945" calcext:value-type="float">
            <text:p>2,1729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.172945" calcext:value-type="float">
            <text:p>2,1729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.442348" calcext:value-type="float">
            <text:p>2,44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.442348" calcext:value-type="float">
            <text:p>2,44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.442348" calcext:value-type="float">
            <text:p>2,44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.442348" calcext:value-type="float">
            <text:p>2,44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.442348" calcext:value-type="float">
            <text:p>2,44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.442348" calcext:value-type="float">
            <text:p>2,44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.442348" calcext:value-type="float">
            <text:p>2,44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.442348" calcext:value-type="float">
            <text:p>2,442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.469214" calcext:value-type="float">
            <text:p>2,4692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.641471" calcext:value-type="float">
            <text:p>2,6414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.641471" calcext:value-type="float">
            <text:p>2,6414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.641471" calcext:value-type="float">
            <text:p>2,6414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.641471" calcext:value-type="float">
            <text:p>2,6414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.641471" calcext:value-type="float">
            <text:p>2,6414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.641471" calcext:value-type="float">
            <text:p>2,6414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.641471" calcext:value-type="float">
            <text:p>2,6414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.370005" calcext:value-type="float">
            <text:p>2,370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.1936" calcext:value-type="float">
            <text:p>2,1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.1936" calcext:value-type="float">
            <text:p>2,1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.1936" calcext:value-type="float">
            <text:p>2,1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.1936" calcext:value-type="float">
            <text:p>2,1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.1936" calcext:value-type="float">
            <text:p>2,1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.1936" calcext:value-type="float">
            <text:p>2,1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.000674" calcext:value-type="float">
            <text:p>2,000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.000674" calcext:value-type="float">
            <text:p>2,000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.000674" calcext:value-type="float">
            <text:p>2,000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.000674" calcext:value-type="float">
            <text:p>2,000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.000674" calcext:value-type="float">
            <text:p>2,000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000674" calcext:value-type="float">
            <text:p>2,000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.000674" calcext:value-type="float">
            <text:p>2,000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.000674" calcext:value-type="float">
            <text:p>2,000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.000674" calcext:value-type="float">
            <text:p>2,000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.000674" calcext:value-type="float">
            <text:p>2,000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.000674" calcext:value-type="float">
            <text:p>2,000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.000674" calcext:value-type="float">
            <text:p>2,000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.000674" calcext:value-type="float">
            <text:p>2,000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.000674" calcext:value-type="float">
            <text:p>2,000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.000674" calcext:value-type="float">
            <text:p>2,000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.158479" calcext:value-type="float">
            <text:p>2,1584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.158479" calcext:value-type="float">
            <text:p>2,1584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.158479" calcext:value-type="float">
            <text:p>2,1584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.039941" calcext:value-type="float">
            <text:p>2,0399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.039941" calcext:value-type="float">
            <text:p>2,0399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.039941" calcext:value-type="float">
            <text:p>2,0399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.039941" calcext:value-type="float">
            <text:p>2,0399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.039941" calcext:value-type="float">
            <text:p>2,0399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.039941" calcext:value-type="float">
            <text:p>2,0399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.039941" calcext:value-type="float">
            <text:p>2,0399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039941" calcext:value-type="float">
            <text:p>2,0399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.039941" calcext:value-type="float">
            <text:p>2,0399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.152267" calcext:value-type="float">
            <text:p>2,1522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.152267" calcext:value-type="float">
            <text:p>2,1522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.152267" calcext:value-type="float">
            <text:p>2,1522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.152267" calcext:value-type="float">
            <text:p>2,1522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.152267" calcext:value-type="float">
            <text:p>2,1522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.152267" calcext:value-type="float">
            <text:p>2,1522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.152267" calcext:value-type="float">
            <text:p>2,1522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.152267" calcext:value-type="float">
            <text:p>2,1522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.152267" calcext:value-type="float">
            <text:p>2,1522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.152267" calcext:value-type="float">
            <text:p>2,1522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.152267" calcext:value-type="float">
            <text:p>2,1522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.152267" calcext:value-type="float">
            <text:p>2,1522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.184007" calcext:value-type="float">
            <text:p>2,184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.184007" calcext:value-type="float">
            <text:p>2,184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.184007" calcext:value-type="float">
            <text:p>2,184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.184007" calcext:value-type="float">
            <text:p>2,184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.184007" calcext:value-type="float">
            <text:p>2,184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.184007" calcext:value-type="float">
            <text:p>2,184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.184007" calcext:value-type="float">
            <text:p>2,184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.184007" calcext:value-type="float">
            <text:p>2,184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.184007" calcext:value-type="float">
            <text:p>2,184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.184007" calcext:value-type="float">
            <text:p>2,184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.184007" calcext:value-type="float">
            <text:p>2,184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.150203" calcext:value-type="float">
            <text:p>2,1502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.150203" calcext:value-type="float">
            <text:p>2,1502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.150203" calcext:value-type="float">
            <text:p>2,1502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.150203" calcext:value-type="float">
            <text:p>2,1502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.150203" calcext:value-type="float">
            <text:p>2,1502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.150203" calcext:value-type="float">
            <text:p>2,1502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.150203" calcext:value-type="float">
            <text:p>2,1502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.150203" calcext:value-type="float">
            <text:p>2,1502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.150203" calcext:value-type="float">
            <text:p>2,1502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.150203" calcext:value-type="float">
            <text:p>2,1502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.150203" calcext:value-type="float">
            <text:p>2,1502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.150203" calcext:value-type="float">
            <text:p>2,1502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.144007" calcext:value-type="float">
            <text:p>2,144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.144007" calcext:value-type="float">
            <text:p>2,144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.144007" calcext:value-type="float">
            <text:p>2,144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.144007" calcext:value-type="float">
            <text:p>2,144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.144007" calcext:value-type="float">
            <text:p>2,144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.144007" calcext:value-type="float">
            <text:p>2,144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.144007" calcext:value-type="float">
            <text:p>2,144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.144007" calcext:value-type="float">
            <text:p>2,144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.144007" calcext:value-type="float">
            <text:p>2,144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.144007" calcext:value-type="float">
            <text:p>2,144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.227414" calcext:value-type="float">
            <text:p>2,2274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.227414" calcext:value-type="float">
            <text:p>2,2274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.227414" calcext:value-type="float">
            <text:p>2,2274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227414" calcext:value-type="float">
            <text:p>2,2274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.227414" calcext:value-type="float">
            <text:p>2,2274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.227414" calcext:value-type="float">
            <text:p>2,2274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.227414" calcext:value-type="float">
            <text:p>2,2274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.227414" calcext:value-type="float">
            <text:p>2,2274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.227414" calcext:value-type="float">
            <text:p>2,2274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227414" calcext:value-type="float">
            <text:p>2,2274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.227414" calcext:value-type="float">
            <text:p>2,2274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.227414" calcext:value-type="float">
            <text:p>2,2274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.227414" calcext:value-type="float">
            <text:p>2,2274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.227414" calcext:value-type="float">
            <text:p>2,2274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.227414" calcext:value-type="float">
            <text:p>2,2274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.227414" calcext:value-type="float">
            <text:p>2,2274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.225345" calcext:value-type="float">
            <text:p>2,2253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.108874" calcext:value-type="float">
            <text:p>2,108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.108874" calcext:value-type="float">
            <text:p>2,108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.108874" calcext:value-type="float">
            <text:p>2,108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.108874" calcext:value-type="float">
            <text:p>2,108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.108874" calcext:value-type="float">
            <text:p>2,108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.108874" calcext:value-type="float">
            <text:p>2,108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.108874" calcext:value-type="float">
            <text:p>2,108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.108874" calcext:value-type="float">
            <text:p>2,108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.108874" calcext:value-type="float">
            <text:p>2,108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.108874" calcext:value-type="float">
            <text:p>2,108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.108874" calcext:value-type="float">
            <text:p>2,108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.108874" calcext:value-type="float">
            <text:p>2,108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.108874" calcext:value-type="float">
            <text:p>2,108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.108874" calcext:value-type="float">
            <text:p>2,108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.108874" calcext:value-type="float">
            <text:p>2,108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.108874" calcext:value-type="float">
            <text:p>2,108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.108874" calcext:value-type="float">
            <text:p>2,108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.108874" calcext:value-type="float">
            <text:p>2,108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.108874" calcext:value-type="float">
            <text:p>2,108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.108874" calcext:value-type="float">
            <text:p>2,108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.108874" calcext:value-type="float">
            <text:p>2,108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.108874" calcext:value-type="float">
            <text:p>2,108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.108874" calcext:value-type="float">
            <text:p>2,108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.108874" calcext:value-type="float">
            <text:p>2,108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.108874" calcext:value-type="float">
            <text:p>2,108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.108874" calcext:value-type="float">
            <text:p>2,108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.108874" calcext:value-type="float">
            <text:p>2,108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.108874" calcext:value-type="float">
            <text:p>2,108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.108874" calcext:value-type="float">
            <text:p>2,108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.108874" calcext:value-type="float">
            <text:p>2,108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.108874" calcext:value-type="float">
            <text:p>2,108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.108874" calcext:value-type="float">
            <text:p>2,108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.108874" calcext:value-type="float">
            <text:p>2,108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.108874" calcext:value-type="float">
            <text:p>2,108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.108874" calcext:value-type="float">
            <text:p>2,108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.033754" calcext:value-type="float">
            <text:p>2,0337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033754" calcext:value-type="float">
            <text:p>2,0337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.033754" calcext:value-type="float">
            <text:p>2,0337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.033754" calcext:value-type="float">
            <text:p>2,0337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.033754" calcext:value-type="float">
            <text:p>2,0337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.033754" calcext:value-type="float">
            <text:p>2,0337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.033754" calcext:value-type="float">
            <text:p>2,0337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.033754" calcext:value-type="float">
            <text:p>2,0337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.033754" calcext:value-type="float">
            <text:p>2,0337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.033754" calcext:value-type="float">
            <text:p>2,0337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.033754" calcext:value-type="float">
            <text:p>2,0337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.033754" calcext:value-type="float">
            <text:p>2,0337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.033754" calcext:value-type="float">
            <text:p>2,0337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.033754" calcext:value-type="float">
            <text:p>2,0337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.033754" calcext:value-type="float">
            <text:p>2,0337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.033754" calcext:value-type="float">
            <text:p>2,0337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.033754" calcext:value-type="float">
            <text:p>2,0337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.033754" calcext:value-type="float">
            <text:p>2,0337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.033754" calcext:value-type="float">
            <text:p>2,0337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.033754" calcext:value-type="float">
            <text:p>2,0337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.017936" calcext:value-type="float">
            <text:p>2,017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.00482" calcext:value-type="float">
            <text:p>2,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.069606" calcext:value-type="float">
            <text:p>2,0696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.069606" calcext:value-type="float">
            <text:p>2,0696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.069606" calcext:value-type="float">
            <text:p>2,0696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.069606" calcext:value-type="float">
            <text:p>2,0696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.069606" calcext:value-type="float">
            <text:p>2,0696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.069606" calcext:value-type="float">
            <text:p>2,0696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.069606" calcext:value-type="float">
            <text:p>2,0696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.069606" calcext:value-type="float">
            <text:p>2,0696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.069606" calcext:value-type="float">
            <text:p>2,0696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.069606" calcext:value-type="float">
            <text:p>2,0696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.069606" calcext:value-type="float">
            <text:p>2,0696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.069606" calcext:value-type="float">
            <text:p>2,0696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.069606" calcext:value-type="float">
            <text:p>2,0696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.051002" calcext:value-type="float">
            <text:p>2,051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.051002" calcext:value-type="float">
            <text:p>2,051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.051002" calcext:value-type="float">
            <text:p>2,051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.051002" calcext:value-type="float">
            <text:p>2,051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.051002" calcext:value-type="float">
            <text:p>2,051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.051002" calcext:value-type="float">
            <text:p>2,051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.051002" calcext:value-type="float">
            <text:p>2,051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.051002" calcext:value-type="float">
            <text:p>2,051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.051002" calcext:value-type="float">
            <text:p>2,051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.051002" calcext:value-type="float">
            <text:p>2,051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.051002" calcext:value-type="float">
            <text:p>2,051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.051002" calcext:value-type="float">
            <text:p>2,051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.051002" calcext:value-type="float">
            <text:p>2,051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.051002" calcext:value-type="float">
            <text:p>2,051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.031687" calcext:value-type="float">
            <text:p>2,031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001404" calcext:value-type="float">
            <text:p>2,001404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5T21:55:27.690000000</dc:date>
    <meta:editing-duration>PT1M38S</meta:editing-duration>
    <meta:editing-cycles>1</meta:editing-cycles>
    <meta:document-statistic meta:table-count="1" meta:cell-count="30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log_4.log'.A1:'cameralog_4.log'.C1001" chart:data-source-has-labels="row" svg:x="0.32cm" svg:y="0.18cm" svg:width="11.01cm" svg:height="8.64cm">
          <chartooo:coordinate-region svg:x="0.76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log_4.log'.B2:'cameralog_4.log'.B1001" chart:label-cell-address="'cameralog_4.log'.B1:'cameralog_4.log'.B1" chart:class="chart:scatter">
            <chart:domain table:cell-range-address="'cameralog_4.log'.A2:'cameralog_4.log'.A1001"/>
            <chart:data-point chart:repeated="1000"/>
          </chart:series>
          <chart:series chart:style-name="ch8" chart:values-cell-range-address="'cameralog_4.log'.C2:'cameralog_4.log'.C1001" chart:label-cell-address="'cameralog_4.log'.C1:'cameralog_4.log'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log_4.log'.B1:'cameralog_4.log'.B1</svg:desc>
                </draw:g>
              </table:table-cell>
              <table:table-cell office:value-type="string">
                <text:p>number of cameras</text:p>
                <draw:g>
                  <svg:desc>'cameralog_4.log'.C1:'cameralog_4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log_4.log'.A2:'cameralog_4.log'.A1001</svg:desc>
                </draw:g>
              </table:table-cell>
              <table:table-cell office:value-type="float" office:value="2.589805">
                <text:p>2.589805</text:p>
                <draw:g>
                  <svg:desc>'cameralog_4.log'.B2:'cameralog_4.log'.B1001</svg:desc>
                </draw:g>
              </table:table-cell>
              <table:table-cell office:value-type="float" office:value="6">
                <text:p>6</text:p>
                <draw:g>
                  <svg:desc>'cameralog_4.log'.C2:'cameralog_4.log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857134">
                <text:p>2.8571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130669">
                <text:p>3.1306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441403">
                <text:p>3.4414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758335">
                <text:p>3.7583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118669">
                <text:p>4.1186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004997">
                <text:p>4.004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295065">
                <text:p>4.2950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.661597">
                <text:p>4.6615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301264">
                <text:p>4.3012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620265">
                <text:p>4.6202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972332">
                <text:p>4.9723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.359531">
                <text:p>5.3595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.686798">
                <text:p>5.6867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.769463">
                <text:p>5.7694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.032665">
                <text:p>6.0326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.032665">
                <text:p>6.0326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.007865">
                <text:p>6.0078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.633066">
                <text:p>5.6330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.964466">
                <text:p>5.9644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.316533">
                <text:p>6.3165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.011999">
                <text:p>6.0119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.3124">
                <text:p>6.31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.324799">
                <text:p>6.3247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.324799">
                <text:p>6.3247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.670666">
                <text:p>6.6706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.372332">
                <text:p>6.3723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.376465">
                <text:p>6.3764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.399198">
                <text:p>6.3991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.038865">
                <text:p>6.0388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.678532">
                <text:p>5.6785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.678532">
                <text:p>5.6785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.322332">
                <text:p>5.3223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.314065">
                <text:p>5.3140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5.314065">
                <text:p>5.3140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.976465">
                <text:p>4.9764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.968198">
                <text:p>4.9681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.982665">
                <text:p>4.9826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.982665">
                <text:p>4.9826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.982665">
                <text:p>4.9826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.982665">
                <text:p>4.9826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.982665">
                <text:p>4.9826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.026064">
                <text:p>5.0260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.682264">
                <text:p>4.6822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.655398">
                <text:p>4.6553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.655398">
                <text:p>4.6553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.388068">
                <text:p>4.3880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.388068">
                <text:p>4.3880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.299202">
                <text:p>4.2992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.25713">
                <text:p>4.257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.25713">
                <text:p>4.257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.538927">
                <text:p>4.5389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4.828995">
                <text:p>4.82899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.922735">
                <text:p>4.9227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4.922735">
                <text:p>4.9227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4.922735">
                <text:p>4.9227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4.922735">
                <text:p>4.9227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4.583068">
                <text:p>4.5830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4.583068">
                <text:p>4.5830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4.583068">
                <text:p>4.5830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4.583068">
                <text:p>4.5830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4.583068">
                <text:p>4.5830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4.935135">
                <text:p>4.9351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4.935135">
                <text:p>4.9351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4.935135">
                <text:p>4.9351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4.902067">
                <text:p>4.9020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4.902067">
                <text:p>4.9020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4.902067">
                <text:p>4.9020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4.902067">
                <text:p>4.9020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4.902067">
                <text:p>4.9020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4.902067">
                <text:p>4.9020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4.902067">
                <text:p>4.9020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4.9">
                <text:p>4.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4.67814">
                <text:p>4.678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4.67814">
                <text:p>4.678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4.67814">
                <text:p>4.678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4.67814">
                <text:p>4.678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4.67814">
                <text:p>4.678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4.67814">
                <text:p>4.678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.52447">
                <text:p>4.524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4.52447">
                <text:p>4.524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4.52447">
                <text:p>4.524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4.203403">
                <text:p>4.2034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.83687">
                <text:p>3.836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3.87407">
                <text:p>3.874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.87407">
                <text:p>3.874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4.048407">
                <text:p>4.0484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4.048407">
                <text:p>4.0484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3.725275">
                <text:p>3.7252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3.725275">
                <text:p>3.7252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3.725275">
                <text:p>3.7252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3.725275">
                <text:p>3.7252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3.725275">
                <text:p>3.7252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3.367006">
                <text:p>3.3670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3.367006">
                <text:p>3.3670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3.367006">
                <text:p>3.3670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3.367006">
                <text:p>3.3670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3.367006">
                <text:p>3.3670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.367006">
                <text:p>3.3670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.367006">
                <text:p>3.3670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3.367006">
                <text:p>3.3670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3.089342">
                <text:p>3.0893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3.344273">
                <text:p>3.3442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3.344273">
                <text:p>3.3442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3.344273">
                <text:p>3.3442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3.273287">
                <text:p>3.2732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3.273287">
                <text:p>3.2732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3.273287">
                <text:p>3.2732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3.273287">
                <text:p>3.2732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3.273285">
                <text:p>3.2732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3.273285">
                <text:p>3.2732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3.273285">
                <text:p>3.2732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3.273285">
                <text:p>3.2732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3.273285">
                <text:p>3.2732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3.273285">
                <text:p>3.2732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3.273285">
                <text:p>3.2732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3.273285">
                <text:p>3.2732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3.028684">
                <text:p>3.0286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3.028684">
                <text:p>3.0286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3.028684">
                <text:p>3.0286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3.028684">
                <text:p>3.0286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.693153">
                <text:p>2.6931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.693153">
                <text:p>2.6931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.693153">
                <text:p>2.6931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.693153">
                <text:p>2.6931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.693153">
                <text:p>2.6931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.693153">
                <text:p>2.6931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.693153">
                <text:p>2.6931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.693153">
                <text:p>2.6931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.782735">
                <text:p>2.7827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.76207">
                <text:p>2.762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.76207">
                <text:p>2.762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.76207">
                <text:p>2.762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.76207">
                <text:p>2.762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.633199">
                <text:p>2.6331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.633199">
                <text:p>2.6331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.633199">
                <text:p>2.6331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.633198">
                <text:p>2.6331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.276997">
                <text:p>2.2769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.276997">
                <text:p>2.2769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.364536">
                <text:p>2.3645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.364536">
                <text:p>2.3645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.364536">
                <text:p>2.3645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.364536">
                <text:p>2.3645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.364536">
                <text:p>2.3645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.364536">
                <text:p>2.3645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.252198">
                <text:p>2.2521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.252198">
                <text:p>2.2521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.252198">
                <text:p>2.2521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.172945">
                <text:p>2.1729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.172945">
                <text:p>2.1729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.442348">
                <text:p>2.44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.442348">
                <text:p>2.44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.442348">
                <text:p>2.44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.442348">
                <text:p>2.44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.442348">
                <text:p>2.44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2.442348">
                <text:p>2.44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.442348">
                <text:p>2.44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.442348">
                <text:p>2.44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.469214">
                <text:p>2.4692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.641471">
                <text:p>2.6414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.641471">
                <text:p>2.6414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.641471">
                <text:p>2.6414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.641471">
                <text:p>2.6414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.641471">
                <text:p>2.6414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.641471">
                <text:p>2.6414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.641471">
                <text:p>2.6414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.370005">
                <text:p>2.3700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.1936">
                <text:p>2.1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.1936">
                <text:p>2.1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.1936">
                <text:p>2.1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.1936">
                <text:p>2.1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.1936">
                <text:p>2.1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.1936">
                <text:p>2.1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.000674">
                <text:p>2.000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.000674">
                <text:p>2.000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.000674">
                <text:p>2.000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.000674">
                <text:p>2.000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.000674">
                <text:p>2.000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.000674">
                <text:p>2.000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.000674">
                <text:p>2.000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.000674">
                <text:p>2.000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.000674">
                <text:p>2.000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.000674">
                <text:p>2.000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.000674">
                <text:p>2.000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.000674">
                <text:p>2.000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.000674">
                <text:p>2.000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.000674">
                <text:p>2.000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.000674">
                <text:p>2.000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.158479">
                <text:p>2.1584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.158479">
                <text:p>2.1584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.158479">
                <text:p>2.1584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.039941">
                <text:p>2.0399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2.039941">
                <text:p>2.0399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.039941">
                <text:p>2.0399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2.039941">
                <text:p>2.0399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.039941">
                <text:p>2.0399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2.039941">
                <text:p>2.0399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.039941">
                <text:p>2.0399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.039941">
                <text:p>2.0399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2.039941">
                <text:p>2.0399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2.152267">
                <text:p>2.1522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.152267">
                <text:p>2.1522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.152267">
                <text:p>2.1522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.152267">
                <text:p>2.1522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.152267">
                <text:p>2.1522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.152267">
                <text:p>2.1522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.152267">
                <text:p>2.1522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.152267">
                <text:p>2.1522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.152267">
                <text:p>2.1522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.152267">
                <text:p>2.1522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.152267">
                <text:p>2.1522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2.152267">
                <text:p>2.1522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.184007">
                <text:p>2.1840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.184007">
                <text:p>2.1840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.184007">
                <text:p>2.1840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.184007">
                <text:p>2.1840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.184007">
                <text:p>2.1840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.184007">
                <text:p>2.1840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.184007">
                <text:p>2.1840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.184007">
                <text:p>2.1840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.184007">
                <text:p>2.1840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.184007">
                <text:p>2.1840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.184007">
                <text:p>2.1840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.150203">
                <text:p>2.1502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.150203">
                <text:p>2.1502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.150203">
                <text:p>2.1502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.150203">
                <text:p>2.1502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.150203">
                <text:p>2.1502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.150203">
                <text:p>2.1502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.150203">
                <text:p>2.1502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.150203">
                <text:p>2.1502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.150203">
                <text:p>2.1502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2.150203">
                <text:p>2.1502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.150203">
                <text:p>2.1502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.150203">
                <text:p>2.1502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.144007">
                <text:p>2.1440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.144007">
                <text:p>2.1440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.144007">
                <text:p>2.1440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.144007">
                <text:p>2.1440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.144007">
                <text:p>2.1440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.144007">
                <text:p>2.1440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.144007">
                <text:p>2.1440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.144007">
                <text:p>2.1440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.144007">
                <text:p>2.1440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.144007">
                <text:p>2.1440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.227414">
                <text:p>2.2274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.227414">
                <text:p>2.2274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.227414">
                <text:p>2.2274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.227414">
                <text:p>2.2274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.227414">
                <text:p>2.2274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.227414">
                <text:p>2.2274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.227414">
                <text:p>2.2274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.227414">
                <text:p>2.2274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.227414">
                <text:p>2.2274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.227414">
                <text:p>2.2274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2.227414">
                <text:p>2.2274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.227414">
                <text:p>2.2274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2.227414">
                <text:p>2.2274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.227414">
                <text:p>2.2274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.227414">
                <text:p>2.2274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.227414">
                <text:p>2.2274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2.225345">
                <text:p>2.2253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.108874">
                <text:p>2.108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2.108874">
                <text:p>2.108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2.108874">
                <text:p>2.108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.108874">
                <text:p>2.108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.108874">
                <text:p>2.108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2.108874">
                <text:p>2.108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2.108874">
                <text:p>2.108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.108874">
                <text:p>2.108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2.108874">
                <text:p>2.108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2.108874">
                <text:p>2.108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.108874">
                <text:p>2.108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.108874">
                <text:p>2.108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2.108874">
                <text:p>2.108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2.108874">
                <text:p>2.108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2.108874">
                <text:p>2.108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.108874">
                <text:p>2.108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.108874">
                <text:p>2.108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2.108874">
                <text:p>2.108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2.108874">
                <text:p>2.108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.108874">
                <text:p>2.108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2.108874">
                <text:p>2.108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2.108874">
                <text:p>2.108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2.108874">
                <text:p>2.108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2.108874">
                <text:p>2.108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.108874">
                <text:p>2.108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2.108874">
                <text:p>2.108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2.108874">
                <text:p>2.108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2.108874">
                <text:p>2.108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2.108874">
                <text:p>2.108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2.108874">
                <text:p>2.108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2.108874">
                <text:p>2.108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2.108874">
                <text:p>2.108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2.108874">
                <text:p>2.108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2.108874">
                <text:p>2.108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2.108874">
                <text:p>2.108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2.033754">
                <text:p>2.0337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.033754">
                <text:p>2.0337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2.033754">
                <text:p>2.0337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2.033754">
                <text:p>2.0337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2.033754">
                <text:p>2.0337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2.033754">
                <text:p>2.0337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2.033754">
                <text:p>2.0337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2.033754">
                <text:p>2.0337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2.033754">
                <text:p>2.0337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2.033754">
                <text:p>2.0337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2.033754">
                <text:p>2.0337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2.033754">
                <text:p>2.0337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2.033754">
                <text:p>2.0337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2.033754">
                <text:p>2.0337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2.033754">
                <text:p>2.0337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2.033754">
                <text:p>2.0337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2.033754">
                <text:p>2.0337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2.033754">
                <text:p>2.0337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2.033754">
                <text:p>2.0337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2.033754">
                <text:p>2.0337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2.017936">
                <text:p>2.017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2.00482">
                <text:p>2.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2.069606">
                <text:p>2.0696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2.069606">
                <text:p>2.0696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2.069606">
                <text:p>2.0696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2.069606">
                <text:p>2.0696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2.069606">
                <text:p>2.0696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2.069606">
                <text:p>2.0696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2.069606">
                <text:p>2.0696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2.069606">
                <text:p>2.0696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2.069606">
                <text:p>2.0696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2.069606">
                <text:p>2.0696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2.069606">
                <text:p>2.0696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2.069606">
                <text:p>2.0696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2.069606">
                <text:p>2.0696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2.051002">
                <text:p>2.0510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2.051002">
                <text:p>2.0510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2.051002">
                <text:p>2.0510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2.051002">
                <text:p>2.0510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2.051002">
                <text:p>2.0510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2.051002">
                <text:p>2.0510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2.051002">
                <text:p>2.0510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2.051002">
                <text:p>2.0510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2.051002">
                <text:p>2.0510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2.051002">
                <text:p>2.0510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2.051002">
                <text:p>2.0510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2.051002">
                <text:p>2.0510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2.051002">
                <text:p>2.0510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2.051002">
                <text:p>2.0510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2.031687">
                <text:p>2.031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2.001404">
                <text:p>2.00140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